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4.8cm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0.85cm"/>
    </style:style>
    <style:style style:name="gr7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2.514cm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2.895cm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879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752cm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13cm" fo:min-width="2.849cm" fo:padding-top="0.165cm" fo:padding-bottom="0.165cm" fo:padding-left="0.29cm" fo:padding-right="0.2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84cm" fo:min-width="1.04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-color="#ffffff" draw:opacity="0%"/>
      <style:paragraph-properties fo:text-align="center"/>
      <style:text-properties fo:font-size="10.800000190734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2.099cm" svg:height="1.143cm" svg:x="5.493cm" svg:y="5.953cm">
          <text:p text:style-name="P1"><text:span text:style-name="T1">Slab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34" draw:id="id34">
          <draw:custom-shape draw:style-name="gr1" draw:text-style-name="P2" xml:id="id2" draw:id="id2" draw:layer="layout" svg:width="2.099cm" svg:height="1.143cm" svg:x="3.087cm" svg:y="1.803cm">
            <text:p text:style-name="P1"><text:span text:style-name="T1">An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6" draw:id="id6" draw:layer="layout" svg:width="2.099cm" svg:height="1.143cm" svg:x="7.887cm" svg:y="1.803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4" draw:id="id4" draw:layer="layout" svg:width="2.099cm" svg:height="1.143cm" svg:x="5.488cm" svg:y="1.803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1" draw:id="id1" draw:layer="layout" svg:width="2.081cm" svg:height="1.143cm" svg:x="3.106cm" svg:y="3.646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2.081cm" svg:height="1.143cm" svg:x="5.487cm" svg:y="3.646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2.081cm" svg:height="1.143cm" svg:x="7.906cm" svg:y="3.646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7.299cm" svg:height="3.4cm" svg:x="2.888cm" svg:y="1.54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4" draw:layer="layout" draw:type="line" svg:x1="4.148cm" svg:y1="3.646cm" svg:x2="4.137cm" svg:y2="2.946cm" draw:start-shape="id1" draw:start-glue-point="4" draw:end-shape="id2" svg:d="M4148 3646l-11-700" svg:viewBox="0 0 12 701">
            <text:p/>
          </draw:connector>
          <draw:connector draw:style-name="gr4" draw:text-style-name="P4" draw:layer="layout" draw:type="line" svg:x1="6.529cm" svg:y1="3.646cm" svg:x2="6.538cm" svg:y2="2.946cm" draw:start-shape="id3" draw:start-glue-point="4" draw:end-shape="id4" draw:end-glue-point="2" svg:d="M6529 3646l9-700" svg:viewBox="0 0 10 701">
            <text:p/>
          </draw:connector>
          <draw:connector draw:style-name="gr4" draw:text-style-name="P4" draw:layer="layout" draw:type="line" svg:x1="8.948cm" svg:y1="3.646cm" svg:x2="8.937cm" svg:y2="2.946cm" draw:start-shape="id5" draw:start-glue-point="4" draw:end-shape="id6" draw:end-glue-point="2" svg:d="M8948 3646l-11-700" svg:viewBox="0 0 12 701">
            <text:p/>
          </draw:connector>
        </draw:g>
        <draw:custom-shape draw:style-name="gr5" draw:text-style-name="P2" xml:id="id15" draw:id="id15" draw:layer="layout" svg:width="5.334cm" svg:height="1.143cm" svg:x="11.171cm" svg:y="5.953cm">
          <text:p text:style-name="P1"><text:span text:style-name="T1">DistributionChamberEle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35" draw:id="id35">
          <draw:custom-shape draw:style-name="gr1" draw:text-style-name="P2" xml:id="id8" draw:id="id8" draw:layer="layout" svg:width="2.099cm" svg:height="1.143cm" svg:x="10.801cm" svg:y="1.823cm">
            <text:p text:style-name="P1"><text:span text:style-name="T1">Sum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12" draw:id="id12" draw:layer="layout" svg:width="2.099cm" svg:height="1.143cm" svg:x="15.601cm" svg:y="1.823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10" draw:id="id10" draw:layer="layout" svg:width="2.099cm" svg:height="1.143cm" svg:x="13.202cm" svg:y="1.823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7" draw:id="id7" draw:layer="layout" svg:width="2.081cm" svg:height="1.143cm" svg:x="10.82cm" svg:y="3.666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2.081cm" svg:height="1.143cm" svg:x="13.201cm" svg:y="3.666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" draw:id="id11" draw:layer="layout" svg:width="2.081cm" svg:height="1.143cm" svg:x="15.62cm" svg:y="3.666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7.299cm" svg:height="3.4cm" svg:x="10.602cm" svg:y="1.5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4" draw:layer="layout" draw:type="line" svg:x1="11.862cm" svg:y1="3.666cm" svg:x2="11.851cm" svg:y2="2.966cm" draw:start-shape="id7" draw:start-glue-point="4" draw:end-shape="id8" svg:d="M11862 3666l-11-700" svg:viewBox="0 0 12 701">
            <text:p/>
          </draw:connector>
          <draw:connector draw:style-name="gr4" draw:text-style-name="P4" draw:layer="layout" draw:type="line" svg:x1="14.243cm" svg:y1="3.666cm" svg:x2="14.252cm" svg:y2="2.966cm" draw:start-shape="id9" draw:start-glue-point="4" draw:end-shape="id10" draw:end-glue-point="2" svg:d="M14243 3666l9-700" svg:viewBox="0 0 10 701">
            <text:p/>
          </draw:connector>
          <draw:connector draw:style-name="gr4" draw:text-style-name="P4" draw:layer="layout" draw:type="line" svg:x1="16.662cm" svg:y1="3.666cm" svg:x2="16.651cm" svg:y2="2.966cm" draw:start-shape="id11" draw:start-glue-point="4" draw:end-shape="id12" draw:end-glue-point="2" svg:d="M16662 3666l-11-700" svg:viewBox="0 0 12 701">
            <text:p/>
          </draw:connector>
        </draw:g>
        <draw:custom-shape draw:style-name="gr6" draw:text-style-name="P5" xml:id="id14" draw:id="id14" draw:layer="layout" svg:width="2.7cm" svg:height="2.1cm" svg:x="8.771cm" svg:y="7.35cm">
          <text:p text:style-name="P1"><text:span text:style-name="T2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6.543cm" svg:y1="7.096cm" svg:x2="8.771cm" svg:y2="8.4cm" draw:start-shape="id13" draw:start-glue-point="2" draw:end-shape="id14" draw:end-glue-point="5" svg:d="M6543 7096v1304h2228" svg:viewBox="0 0 2229 1305">
          <text:p/>
        </draw:connector>
        <draw:connector draw:style-name="gr4" draw:text-style-name="P4" draw:layer="layout" svg:x1="13.838cm" svg:y1="7.096cm" svg:x2="11.471cm" svg:y2="8.4cm" draw:start-shape="id15" draw:start-glue-point="2" draw:end-shape="id14" draw:end-glue-point="7" svg:d="M13838 7096v1304h-2367" svg:viewBox="0 0 2368 1305">
          <text:p/>
        </draw:connector>
        <draw:custom-shape draw:style-name="gr7" draw:text-style-name="P2" xml:id="id37" draw:id="id37" draw:layer="layout" svg:width="3.048cm" svg:height="1.143cm" svg:x="21.75cm" svg:y="5.953cm">
          <text:p text:style-name="P1"><text:span text:style-name="T1">Flow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36" draw:id="id36">
          <draw:custom-shape draw:style-name="gr1" draw:text-style-name="P2" xml:id="id17" draw:id="id17" draw:layer="layout" svg:width="2.099cm" svg:height="1.143cm" svg:x="18.664cm" svg:y="1.823cm">
            <text:p text:style-name="P1"><text:span text:style-name="T1">Up Strea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21" draw:id="id21" draw:layer="layout" svg:width="2.099cm" svg:height="1.143cm" svg:x="23.464cm" svg:y="1.823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19" draw:id="id19" draw:layer="layout" svg:width="2.099cm" svg:height="1.143cm" svg:x="21.065cm" svg:y="1.823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16" draw:id="id16" draw:layer="layout" svg:width="2.081cm" svg:height="1.143cm" svg:x="18.683cm" svg:y="3.666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8" draw:id="id18" draw:layer="layout" svg:width="2.081cm" svg:height="1.143cm" svg:x="21.064cm" svg:y="3.666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0" draw:id="id20" draw:layer="layout" svg:width="2.081cm" svg:height="1.143cm" svg:x="23.483cm" svg:y="3.666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7.299cm" svg:height="3.4cm" svg:x="18.465cm" svg:y="1.5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4" draw:layer="layout" draw:type="line" svg:x1="19.725cm" svg:y1="3.666cm" svg:x2="19.714cm" svg:y2="2.966cm" draw:start-shape="id16" draw:start-glue-point="4" draw:end-shape="id17" svg:d="M19725 3666l-11-700" svg:viewBox="0 0 12 701">
            <text:p/>
          </draw:connector>
          <draw:connector draw:style-name="gr4" draw:text-style-name="P4" draw:layer="layout" draw:type="line" svg:x1="22.106cm" svg:y1="3.666cm" svg:x2="22.115cm" svg:y2="2.966cm" draw:start-shape="id18" draw:start-glue-point="4" draw:end-shape="id19" draw:end-glue-point="2" svg:d="M22106 3666l9-700" svg:viewBox="0 0 10 701">
            <text:p/>
          </draw:connector>
          <draw:connector draw:style-name="gr4" draw:text-style-name="P4" draw:layer="layout" draw:type="line" svg:x1="24.525cm" svg:y1="3.666cm" svg:x2="24.514cm" svg:y2="2.966cm" draw:start-shape="id20" draw:start-glue-point="4" draw:end-shape="id21" draw:end-glue-point="2" svg:d="M24525 3666l-11-700" svg:viewBox="0 0 12 701">
            <text:p/>
          </draw:connector>
        </draw:g>
        <draw:custom-shape draw:style-name="gr8" draw:text-style-name="P2" xml:id="id28" draw:id="id28" draw:layer="layout" svg:width="3.429cm" svg:height="1.143cm" svg:x="27.004cm" svg:y="5.953cm">
          <text:p text:style-name="P1"><text:span text:style-name="T1">Flow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38" draw:id="id38">
          <draw:custom-shape draw:style-name="gr1" draw:text-style-name="P2" xml:id="id23" draw:id="id23" draw:layer="layout" svg:width="2.099cm" svg:height="1.143cm" svg:x="26.411cm" svg:y="1.823cm">
            <text:p text:style-name="P1"><text:span text:style-name="T1">Drai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27" draw:id="id27" draw:layer="layout" svg:width="2.099cm" svg:height="1.143cm" svg:x="31.211cm" svg:y="1.823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25" draw:id="id25" draw:layer="layout" svg:width="2.099cm" svg:height="1.143cm" svg:x="28.812cm" svg:y="1.823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22" draw:id="id22" draw:layer="layout" svg:width="2.081cm" svg:height="1.143cm" svg:x="26.43cm" svg:y="3.666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4" draw:id="id24" draw:layer="layout" svg:width="2.081cm" svg:height="1.143cm" svg:x="28.811cm" svg:y="3.666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6" draw:id="id26" draw:layer="layout" svg:width="2.081cm" svg:height="1.143cm" svg:x="31.23cm" svg:y="3.666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7.299cm" svg:height="3.4cm" svg:x="26.212cm" svg:y="1.56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4" draw:layer="layout" draw:type="line" svg:x1="27.472cm" svg:y1="3.666cm" svg:x2="27.461cm" svg:y2="2.966cm" draw:start-shape="id22" draw:start-glue-point="4" draw:end-shape="id23" svg:d="M27472 3666l-11-700" svg:viewBox="0 0 12 701">
            <text:p/>
          </draw:connector>
          <draw:connector draw:style-name="gr4" draw:text-style-name="P4" draw:layer="layout" draw:type="line" svg:x1="29.853cm" svg:y1="3.666cm" svg:x2="29.862cm" svg:y2="2.966cm" draw:start-shape="id24" draw:start-glue-point="4" draw:end-shape="id25" draw:end-glue-point="2" svg:d="M29853 3666l9-700" svg:viewBox="0 0 10 701">
            <text:p/>
          </draw:connector>
          <draw:connector draw:style-name="gr4" draw:text-style-name="P4" draw:layer="layout" draw:type="line" svg:x1="32.272cm" svg:y1="3.666cm" svg:x2="32.261cm" svg:y2="2.966cm" draw:start-shape="id26" draw:start-glue-point="4" draw:end-shape="id27" draw:end-glue-point="2" svg:d="M32272 3666l-11-700" svg:viewBox="0 0 12 701">
            <text:p/>
          </draw:connector>
        </draw:g>
        <draw:custom-shape draw:style-name="gr6" draw:text-style-name="P5" xml:id="id29" draw:id="id29" draw:layer="layout" svg:width="2.7cm" svg:height="2.1cm" svg:x="18.68cm" svg:y="9.416cm">
          <text:p text:style-name="P1"><text:span text:style-name="T2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13.838cm" svg:y1="7.096cm" svg:x2="13.827cm" svg:y2="9.89cm" draw:start-shape="id15" draw:start-glue-point="2" svg:d="M13838 7096l-11 2794" svg:viewBox="0 0 12 2795">
          <text:p/>
        </draw:connector>
        <draw:frame draw:style-name="gr10" draw:text-style-name="P6" draw:layer="layout" svg:width="1.243cm" svg:height="0.646cm" svg:x="25.357cm" svg:y="6.804cm">
          <draw:text-box>
            <text:p><text:span text:style-name="T3">AND</text:span></text:p>
          </draw:text-box>
        </draw:frame>
        <draw:connector draw:style-name="gr4" draw:text-style-name="P4" draw:layer="layout" draw:line-skew="0cm 4.476cm" svg:x1="30.434cm" svg:y1="6.524cm" svg:x2="20.03cm" svg:y2="11.516cm" draw:start-shape="id28" draw:start-glue-point="1" draw:end-shape="id29" draw:end-glue-point="6" svg:d="M30434 6524h541v9970h-10945v-4978" svg:viewBox="0 0 10946 9971">
          <text:p/>
        </draw:connector>
        <draw:custom-shape draw:style-name="gr6" draw:text-style-name="P5" xml:id="id30" draw:id="id30" draw:layer="layout" svg:width="2.7cm" svg:height="2.1cm" svg:x="21.912cm" svg:y="8.132cm">
          <text:p text:style-name="P1"><text:span text:style-name="T2">GetCenter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31" draw:id="id31" draw:layer="layout" svg:width="2.7cm" svg:height="2.1cm" svg:x="27.521cm" svg:y="8.173cm">
          <text:p text:style-name="P1"><text:span text:style-name="T2">GetCenter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23.245cm" svg:y1="7.057cm" svg:x2="23.262cm" svg:y2="8.132cm" draw:end-shape="id30" draw:end-glue-point="4" svg:d="M23245 7057l17 1075" svg:viewBox="0 0 18 1076">
          <text:p/>
        </draw:connector>
        <draw:connector draw:style-name="gr4" draw:text-style-name="P4" draw:layer="layout" draw:type="line" svg:x1="28.819cm" svg:y1="7.13cm" svg:x2="28.871cm" svg:y2="8.173cm" draw:end-shape="id31" draw:end-glue-point="4" svg:d="M28819 7130l52 1043" svg:viewBox="0 0 53 1044">
          <text:p/>
        </draw:connector>
        <draw:custom-shape draw:style-name="gr11" draw:text-style-name="P2" xml:id="id32" draw:id="id32" draw:layer="layout" svg:width="2.413cm" svg:height="1.143cm" svg:x="22.038cm" svg:y="11.094cm">
          <text:p text:style-name="P1"><text:span text:style-name="T1">Center Lin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2" draw:text-style-name="P2" xml:id="id33" draw:id="id33" draw:layer="layout" svg:width="2.286cm" svg:height="1.143cm" svg:x="27.74cm" svg:y="11.194cm">
          <text:p text:style-name="P1"><text:span text:style-name="T1">Center Lin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4" draw:layer="layout" draw:type="line" svg:x1="23.262cm" svg:y1="10.232cm" svg:x2="23.245cm" svg:y2="11.094cm" draw:start-shape="id30" draw:start-glue-point="6" draw:end-shape="id32" draw:end-glue-point="0" svg:d="M23262 10232l-17 862" svg:viewBox="0 0 18 863">
          <text:p/>
        </draw:connector>
        <draw:connector draw:style-name="gr4" draw:text-style-name="P4" draw:layer="layout" draw:type="line" svg:x1="28.871cm" svg:y1="10.273cm" svg:x2="28.883cm" svg:y2="11.194cm" draw:start-shape="id31" draw:start-glue-point="6" draw:end-shape="id33" draw:end-glue-point="0" svg:d="M28871 10273l12 921" svg:viewBox="0 0 13 922">
          <text:p/>
        </draw:connector>
        <draw:connector draw:style-name="gr4" draw:text-style-name="P4" draw:layer="layout" draw:type="line" svg:x1="6.538cm" svg:y1="4.946cm" svg:x2="6.543cm" svg:y2="5.953cm" draw:start-shape="id34" draw:start-glue-point="2" draw:end-shape="id13" draw:end-glue-point="0" svg:d="M6538 4946l5 1007" svg:viewBox="0 0 6 1008">
          <text:p/>
        </draw:connector>
        <draw:connector draw:style-name="gr4" draw:text-style-name="P4" draw:layer="layout" draw:type="line" svg:x1="14.252cm" svg:y1="4.966cm" svg:x2="13.838cm" svg:y2="5.953cm" draw:start-shape="id35" draw:start-glue-point="2" draw:end-shape="id15" draw:end-glue-point="0" svg:d="M14252 4966l-414 987" svg:viewBox="0 0 415 988">
          <text:p/>
        </draw:connector>
        <draw:connector draw:style-name="gr4" draw:text-style-name="P4" draw:layer="layout" draw:type="line" svg:x1="22.115cm" svg:y1="4.966cm" svg:x2="23.274cm" svg:y2="5.953cm" draw:start-shape="id36" draw:start-glue-point="2" draw:end-shape="id37" draw:end-glue-point="0" svg:d="M22115 4966l1159 987" svg:viewBox="0 0 1160 988">
          <text:p/>
        </draw:connector>
        <draw:connector draw:style-name="gr4" draw:text-style-name="P4" draw:layer="layout" draw:type="line" svg:x1="29.862cm" svg:y1="4.966cm" svg:x2="28.719cm" svg:y2="5.953cm" draw:start-shape="id38" draw:start-glue-point="2" draw:end-shape="id28" draw:end-glue-point="0" svg:d="M29862 4966l-1143 987" svg:viewBox="0 0 1144 988">
          <text:p/>
        </draw:connector>
        <draw:custom-shape draw:style-name="gr6" draw:text-style-name="P5" xml:id="id39" draw:id="id39" draw:layer="layout" svg:width="2.7cm" svg:height="2.1cm" svg:x="24.797cm" svg:y="12.018cm">
          <text:p text:style-name="P1"><text:span text:style-name="T2">GetAng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23.245cm" svg:y1="12.237cm" svg:x2="24.797cm" svg:y2="13.068cm" draw:start-shape="id32" draw:start-glue-point="2" draw:end-shape="id39" draw:end-glue-point="5" svg:d="M23245 12237v831h1552" svg:viewBox="0 0 1553 832">
          <text:p/>
        </draw:connector>
        <draw:connector draw:style-name="gr4" draw:text-style-name="P4" draw:layer="layout" svg:x1="28.883cm" svg:y1="12.337cm" svg:x2="27.497cm" svg:y2="13.068cm" draw:start-shape="id33" draw:start-glue-point="2" draw:end-shape="id39" draw:end-glue-point="7" svg:d="M28883 12337v731h-1386" svg:viewBox="0 0 1387 732">
          <text:p/>
        </draw:connector>
        <draw:custom-shape draw:style-name="gr11" draw:text-style-name="P2" xml:id="id40" draw:id="id40" draw:layer="layout" svg:width="2.413cm" svg:height="1.143cm" svg:x="24.964cm" svg:y="14.985cm">
          <text:p text:style-name="P1"><text:span text:style-name="T1">Angle &lt; 90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4" draw:layer="layout" draw:type="line" svg:x1="26.147cm" svg:y1="14.118cm" svg:x2="26.171cm" svg:y2="14.985cm" draw:start-shape="id39" draw:start-glue-point="6" draw:end-shape="id40" draw:end-glue-point="0" svg:d="M26147 14118l24 867" svg:viewBox="0 0 25 868">
          <text:p/>
        </draw:connector>
        <draw:custom-shape draw:style-name="gr13" draw:text-style-name="P2" xml:id="id48" draw:id="id48" draw:layer="layout" svg:width="3.429cm" svg:height="1.143cm" svg:x="4.285cm" svg:y="13.742cm">
          <text:p text:style-name="P1"><text:span text:style-name="T1">Flow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g xml:id="id47" draw:id="id47">
          <draw:custom-shape draw:style-name="gr1" draw:text-style-name="P2" xml:id="id42" draw:id="id42" draw:layer="layout" svg:width="2.099cm" svg:height="1.143cm" svg:x="2.492cm" svg:y="9.512cm">
            <text:p text:style-name="P1"><text:span text:style-name="T1">DownStrea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46" draw:id="id46" draw:layer="layout" svg:width="2.099cm" svg:height="1.143cm" svg:x="7.292cm" svg:y="9.512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" draw:text-style-name="P2" xml:id="id44" draw:id="id44" draw:layer="layout" svg:width="2.099cm" svg:height="1.143cm" svg:x="4.893cm" svg:y="9.512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41" draw:id="id41" draw:layer="layout" svg:width="2.081cm" svg:height="1.143cm" svg:x="2.511cm" svg:y="11.355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3" draw:id="id43" draw:layer="layout" svg:width="2.081cm" svg:height="1.143cm" svg:x="4.892cm" svg:y="11.355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5" draw:id="id45" draw:layer="layout" svg:width="2.081cm" svg:height="1.143cm" svg:x="7.311cm" svg:y="11.355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7.299cm" svg:height="3.4cm" svg:x="2.293cm" svg:y="9.25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" draw:text-style-name="P4" draw:layer="layout" draw:type="line" svg:x1="3.553cm" svg:y1="11.355cm" svg:x2="3.542cm" svg:y2="10.655cm" draw:start-shape="id41" draw:start-glue-point="4" draw:end-shape="id42" svg:d="M3553 11355l-11-700" svg:viewBox="0 0 12 701">
            <text:p/>
          </draw:connector>
          <draw:connector draw:style-name="gr4" draw:text-style-name="P4" draw:layer="layout" draw:type="line" svg:x1="5.934cm" svg:y1="11.355cm" svg:x2="5.943cm" svg:y2="10.655cm" draw:start-shape="id43" draw:start-glue-point="4" draw:end-shape="id44" draw:end-glue-point="2" svg:d="M5934 11355l9-700" svg:viewBox="0 0 10 701">
            <text:p/>
          </draw:connector>
          <draw:connector draw:style-name="gr4" draw:text-style-name="P4" draw:layer="layout" draw:type="line" svg:x1="8.353cm" svg:y1="11.355cm" svg:x2="8.342cm" svg:y2="10.655cm" draw:start-shape="id45" draw:start-glue-point="4" draw:end-shape="id46" draw:end-glue-point="2" svg:d="M8353 11355l-11-700" svg:viewBox="0 0 12 701">
            <text:p/>
          </draw:connector>
        </draw:g>
        <draw:connector draw:style-name="gr4" draw:text-style-name="P4" draw:layer="layout" draw:type="line" svg:x1="5.943cm" svg:y1="12.655cm" svg:x2="6cm" svg:y2="13.742cm" draw:start-shape="id47" draw:start-glue-point="2" draw:end-shape="id48" draw:end-glue-point="0" svg:d="M5943 12655l57 1087" svg:viewBox="0 0 58 1088">
          <text:p/>
        </draw:connector>
        <draw:custom-shape draw:style-name="gr6" draw:text-style-name="P5" xml:id="id49" draw:id="id49" draw:layer="layout" svg:width="2.7cm" svg:height="2.1cm" svg:x="9.814cm" svg:y="13.192cm">
          <text:p text:style-name="P1"><text:span text:style-name="T2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3.838cm" svg:y1="7.096cm" svg:x2="12.514cm" svg:y2="14.242cm" draw:start-shape="id15" draw:start-glue-point="2" draw:end-shape="id49" draw:end-glue-point="7" svg:d="M13838 7096v7146h-1324" svg:viewBox="0 0 1325 7147">
          <text:p/>
        </draw:connector>
        <draw:connector draw:style-name="gr4" draw:text-style-name="P4" draw:layer="layout" draw:type="line" svg:x1="7.715cm" svg:y1="14.313cm" svg:x2="9.814cm" svg:y2="14.242cm" draw:start-shape="id48" draw:start-glue-point="1" draw:end-shape="id49" draw:end-glue-point="5" svg:d="M7715 14313l2099-71" svg:viewBox="0 0 2100 72">
          <text:p/>
        </draw:connector>
        <draw:custom-shape draw:style-name="gr6" draw:text-style-name="P5" xml:id="id51" draw:id="id51" draw:layer="layout" svg:width="2.7cm" svg:height="2.1cm" svg:x="4.64cm" svg:y="15.794cm">
          <text:p text:style-name="P1"><text:span text:style-name="T2">GetInternal</text:span></text:p>
          <text:p text:style-name="P1"><text:span text:style-name="T2">Wid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50" draw:id="id50" draw:layer="layout" svg:width="2.7cm" svg:height="2.1cm" svg:x="13.624cm" svg:y="15.821cm">
          <text:p text:style-name="P1"><text:span text:style-name="T2">GetInternal</text:span></text:p>
          <text:p text:style-name="P1"><text:span text:style-name="T2">Wid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13.838cm" svg:y1="7.096cm" svg:x2="14.974cm" svg:y2="15.821cm" draw:start-shape="id15" draw:start-glue-point="2" draw:end-shape="id50" draw:end-glue-point="4" svg:d="M13838 7096l1136 8725" svg:viewBox="0 0 1137 8726">
          <text:p/>
        </draw:connector>
        <draw:connector draw:style-name="gr4" draw:text-style-name="P4" draw:layer="layout" draw:type="line" svg:x1="6cm" svg:y1="14.885cm" svg:x2="5.99cm" svg:y2="15.794cm" draw:start-shape="id48" draw:start-glue-point="2" draw:end-shape="id51" draw:end-glue-point="4" svg:d="M6000 14885l-10 909" svg:viewBox="0 0 11 910">
          <text:p/>
        </draw:connector>
        <draw:custom-shape draw:style-name="gr11" draw:text-style-name="P2" xml:id="id52" draw:id="id52" draw:layer="layout" svg:width="2.413cm" svg:height="1.143cm" svg:x="4.766cm" svg:y="18.842cm">
          <text:p text:style-name="P1"><text:span text:style-name="T1">Width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4" draw:layer="layout" draw:type="line" svg:x1="5.99cm" svg:y1="17.894cm" svg:x2="5.973cm" svg:y2="18.842cm" draw:start-shape="id51" draw:start-glue-point="6" draw:end-shape="id52" draw:end-glue-point="0" svg:d="M5990 17894l-17 948" svg:viewBox="0 0 18 949">
          <text:p/>
        </draw:connector>
        <draw:custom-shape draw:style-name="gr11" draw:text-style-name="P2" xml:id="id53" draw:id="id53" draw:layer="layout" svg:width="2.413cm" svg:height="1.143cm" svg:x="13.783cm" svg:y="18.842cm">
          <text:p text:style-name="P1"><text:span text:style-name="T1">SumpWidth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4" draw:layer="layout" draw:type="line" svg:x1="14.974cm" svg:y1="17.921cm" svg:x2="14.99cm" svg:y2="18.842cm" draw:start-shape="id50" draw:start-glue-point="6" draw:end-shape="id53" svg:d="M14974 17921l16 921" svg:viewBox="0 0 17 922">
          <text:p/>
        </draw:connector>
        <draw:custom-shape draw:style-name="gr14" draw:text-style-name="P5" xml:id="id54" draw:id="id54" draw:layer="layout" svg:width="3.081cm" svg:height="2.667cm" svg:x="8.925cm" svg:y="18.08cm">
          <text:p text:style-name="P1"><text:span text:style-name="T2">SumpWidth</text:span></text:p>
          <text:p text:style-name="P1"><text:span text:style-name="T2">&gt;= Width*1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7.18cm" svg:y1="19.413cm" svg:x2="8.925cm" svg:y2="19.414cm" draw:start-shape="id52" draw:start-glue-point="1" draw:end-shape="id54" draw:end-glue-point="5" svg:d="M7180 19413l1745 1" svg:viewBox="0 0 1746 2">
          <text:p/>
        </draw:connector>
        <draw:connector draw:style-name="gr4" draw:text-style-name="P4" draw:layer="layout" draw:type="line" svg:x1="13.784cm" svg:y1="19.413cm" svg:x2="12.006cm" svg:y2="19.414cm" draw:start-shape="id53" draw:start-glue-point="3" draw:end-shape="id54" draw:end-glue-point="7" svg:d="M13784 19413l-1778 1" svg:viewBox="0 0 1779 2">
          <text:p/>
        </draw:connector>
        <draw:custom-shape draw:style-name="gr11" draw:text-style-name="P2" xml:id="id55" draw:id="id55" draw:layer="layout" svg:width="2.413cm" svg:height="1.143cm" svg:x="9.311cm" svg:y="21.636cm">
          <text:p text:style-name="P1"><text:span text:style-name="T1">Tru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4" draw:layer="layout" draw:type="line" svg:x1="10.466cm" svg:y1="20.747cm" svg:x2="10.518cm" svg:y2="21.636cm" draw:start-shape="id54" draw:start-glue-point="6" draw:end-shape="id55" draw:end-glue-point="0" svg:d="M10466 20747l52 889" svg:viewBox="0 0 53 890">
          <text:p/>
        </draw:connector>
        <draw:connector draw:style-name="gr4" draw:text-style-name="P4" draw:layer="layout" svg:x1="21.75cm" svg:y1="6.524cm" svg:x2="20.03cm" svg:y2="9.416cm" draw:start-shape="id37" draw:start-glue-point="3" draw:end-shape="id29" svg:d="M21750 6524h-1720v2892" svg:viewBox="0 0 1721 2893">
          <text:p/>
        </draw:connector>
        <draw:connector draw:style-name="gr4" draw:text-style-name="P4" draw:layer="layout" svg:x1="16.505cm" svg:y1="6.524cm" svg:x2="18.68cm" svg:y2="10.466cm" draw:start-shape="id15" draw:start-glue-point="1" draw:end-shape="id29" draw:end-glue-point="5" svg:d="M16505 6524h1108v3942h1067" svg:viewBox="0 0 2176 3943">
          <text:p/>
        </draw:connector>
        <draw:custom-shape draw:style-name="gr6" draw:text-style-name="P5" xml:id="id56" draw:id="id56" draw:layer="layout" svg:width="2.7cm" svg:height="2.1cm" svg:x="4.894cm" svg:y="23.411cm">
          <text:p text:style-name="P1"><text:span text:style-name="T2">GetInvert</text:span></text:p>
          <text:p text:style-name="P1"><text:span text:style-name="T2">Elev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57" draw:id="id57" draw:layer="layout" svg:width="2.7cm" svg:height="2.1cm" svg:x="15.562cm" svg:y="23.352cm">
          <text:p text:style-name="P1"><text:span text:style-name="T2">GetInvert</text:span></text:p>
          <text:p text:style-name="P1"><text:span text:style-name="T2">Elev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4.286cm" svg:y1="14.313cm" svg:x2="4.894cm" svg:y2="24.461cm" draw:start-shape="id48" draw:start-glue-point="3" draw:end-shape="id56" draw:end-glue-point="5" svg:d="M4286 14313h-541v10148h1149" svg:viewBox="0 0 1150 10149">
          <text:p/>
        </draw:connector>
        <draw:connector draw:style-name="gr4" draw:text-style-name="P4" draw:layer="layout" svg:x1="16.505cm" svg:y1="6.524cm" svg:x2="16.912cm" svg:y2="23.352cm" draw:start-shape="id15" draw:start-glue-point="1" draw:end-shape="id57" draw:end-glue-point="4" svg:d="M16505 6524h541v8720h-134v8108" svg:viewBox="0 0 542 16829">
          <text:p/>
        </draw:connector>
        <draw:custom-shape draw:style-name="gr11" draw:text-style-name="P2" xml:id="id58" draw:id="id58" draw:layer="layout" svg:width="2.413cm" svg:height="1.143cm" svg:x="5.02cm" svg:y="26.527cm">
          <text:p text:style-name="P1"><text:span text:style-name="T1">DownStream</text:span></text:p>
          <text:p text:style-name="P1"><text:span text:style-name="T1">Eleva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2" xml:id="id59" draw:id="id59" draw:layer="layout" svg:width="2.413cm" svg:height="1.143cm" svg:x="15.688cm" svg:y="26.527cm">
          <text:p text:style-name="P1"><text:span text:style-name="T1">Sump Eleva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4" draw:layer="layout" draw:type="line" svg:x1="6.244cm" svg:y1="25.511cm" svg:x2="6.227cm" svg:y2="26.527cm" draw:start-shape="id56" draw:start-glue-point="6" draw:end-shape="id58" draw:end-glue-point="0" svg:d="M6244 25511l-17 1016" svg:viewBox="0 0 18 1017">
          <text:p/>
        </draw:connector>
        <draw:connector draw:style-name="gr4" draw:text-style-name="P4" draw:layer="layout" draw:type="line" svg:x1="16.912cm" svg:y1="25.452cm" svg:x2="16.895cm" svg:y2="26.527cm" draw:start-shape="id57" draw:start-glue-point="6" draw:end-shape="id59" draw:end-glue-point="0" svg:d="M16912 25452l-17 1075" svg:viewBox="0 0 18 1076">
          <text:p/>
        </draw:connector>
        <draw:custom-shape draw:style-name="gr14" draw:text-style-name="P5" xml:id="id60" draw:id="id60" draw:layer="layout" svg:width="3.081cm" svg:height="2.667cm" svg:x="9.814cm" svg:y="25.765cm">
          <text:p text:style-name="P1"><text:span text:style-name="T2">DownStream</text:span></text:p>
          <text:p text:style-name="P1"><text:span text:style-name="T2">&lt;</text:span></text:p>
          <text:p text:style-name="P1"><text:span text:style-name="T2">Sump E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7.434cm" svg:y1="27.098cm" svg:x2="9.814cm" svg:y2="27.098cm" draw:start-shape="id58" draw:start-glue-point="1" draw:end-shape="id60" svg:d="M7434 27098h2380" svg:viewBox="0 0 2381 1">
          <text:p/>
        </draw:connector>
        <draw:connector draw:style-name="gr4" draw:text-style-name="P4" draw:layer="layout" draw:type="line" svg:x1="15.689cm" svg:y1="27.098cm" svg:x2="12.895cm" svg:y2="27.098cm" draw:start-shape="id59" draw:start-glue-point="3" draw:end-shape="id60" svg:d="M15689 27098h-2794" svg:viewBox="0 0 2795 1">
          <text:p/>
        </draw:connector>
        <draw:custom-shape draw:style-name="gr11" draw:text-style-name="P2" xml:id="id61" draw:id="id61" draw:layer="layout" svg:width="2.413cm" svg:height="1.143cm" svg:x="10.227cm" svg:y="29.321cm">
          <text:p text:style-name="P1"><text:span text:style-name="T1">Tru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4" draw:layer="layout" draw:type="line" svg:x1="11.355cm" svg:y1="28.432cm" svg:x2="11.434cm" svg:y2="29.321cm" draw:start-shape="id60" draw:start-glue-point="6" draw:end-shape="id61" draw:end-glue-point="0" svg:d="M11355 28432l79 889" svg:viewBox="0 0 80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3:39:45.436000000</meta:creation-date>
    <dc:date>2018-11-28T16:00:15.113000000</dc:date>
    <meta:editing-duration>PT7M2S</meta:editing-duration>
    <meta:editing-cycles>1</meta:editing-cycles>
    <meta:document-statistic meta:object-count="116"/>
    <meta:generator>LibreOffice/6.0.3.2$Windows_X86_64 LibreOffice_project/8f48d515416608e3a835360314dac7e47fd0b821</meta:generator>
  </office:meta>
</office:document-meta>
</file>